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6.974cm" table:align="left"/>
    </style:style>
    <style:style style:name="Tabel1.A" style:family="table-column">
      <style:table-column-properties style:column-width="1.914cm"/>
    </style:style>
    <style:style style:name="Tabel1.B" style:family="table-column">
      <style:table-column-properties style:column-width="2.828cm"/>
    </style:style>
    <style:style style:name="Tabel1.C" style:family="table-column">
      <style:table-column-properties style:column-width="2.464cm"/>
    </style:style>
    <style:style style:name="Tabel1.D" style:family="table-column">
      <style:table-column-properties style:column-width="4.987cm"/>
    </style:style>
    <style:style style:name="Tabel1.E" style:family="table-column">
      <style:table-column-properties style:column-width="2.808cm"/>
    </style:style>
    <style:style style:name="Tabel1.F" style:family="table-column">
      <style:table-column-properties style:column-width="1.974cm"/>
    </style:style>
    <style:style style:name="Tabel1.A1" style:family="table-cell">
      <style:table-cell-properties fo:padding="0.097cm" fo:border-left="0.002cm solid #669900" fo:border-right="none" fo:border-top="0.002cm solid #669900" fo:border-bottom="0.002cm solid #669900"/>
    </style:style>
    <style:style style:name="Tabel1.F1" style:family="table-cell">
      <style:table-cell-properties fo:padding="0.097cm" fo:border="0.002cm solid #669900"/>
    </style:style>
    <style:style style:name="Tabel1.A2" style:family="table-cell">
      <style:table-cell-properties fo:padding="0.097cm" fo:border-left="0.002cm solid #669900" fo:border-right="none" fo:border-top="none" fo:border-bottom="0.002cm solid #669900"/>
    </style:style>
    <style:style style:name="Tabel1.F2" style:family="table-cell" style:data-style-name="N11">
      <style:table-cell-properties fo:padding="0.097cm" fo:border-left="0.002cm solid #669900" fo:border-right="0.002cm solid #669900" fo:border-top="none" fo:border-bottom="0.002cm solid #669900"/>
    </style:style>
    <style:style style:name="Tabel1.A3" style:family="table-cell">
      <style:table-cell-properties fo:padding="0.097cm" fo:border="none"/>
    </style:style>
    <style:style style:name="Tabel1.F3" style:family="table-cell" style:data-style-name="N107">
      <style:table-cell-properties fo:padding="0.097cm" fo:border-left="0.002cm solid #669900" fo:border-right="0.002cm solid #669900" fo:border-top="none" fo:border-bottom="0.002cm solid #669900"/>
    </style:style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P7" style:family="paragraph" style:parent-style-name="Standard">
      <style:text-properties style:font-name="Verdana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number:percentage-style style:name="N11">
      <number:number number:decimal-places="2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nstenboetiek FACTUUR</text:p>
      <text:p text:style-name="P7"/>
      <text:p text:style-name="P7">Canadalaan 9</text:p>
      <text:p text:style-name="P7">9140 Temse</text:p>
      <text:p text:style-name="P7">0485 34 87 86</text:p>
      <text:p text:style-name="P7"/>
      <text:p text:style-name="P7">BTW: BE0874.670.774</text:p>
      <text:p text:style-name="P7"/>
      <text:p text:style-name="P7">Bankrekening: BE91 9731 1638 4876</text:p>
      <text:p text:style-name="P7"/>
      <text:p text:style-name="P7"/>
      <text:p text:style-name="P7">Factuurnummer: 007</text:p>
      <text:p text:style-name="P7">Datum: 29-09-2016</text:p>
      <text:p text:style-name="P7"/>
      <text:p text:style-name="P7">Klantnummer: ...</text:p>
      <text:p text:style-name="P7"><text:tab/><text:tab/><text:tab/><text:tab/>Lucia Bauwens</text:p>
      <text:p text:style-name="P7"><text:tab/><text:tab/><text:tab/><text:tab/>Temse</text:p>
      <text:p text:style-name="P1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row>
          <table:table-cell table:style-name="Tabel1.A1" office:value-type="string">
            <text:p text:style-name="P6">Aantal</text:p>
          </table:table-cell>
          <table:table-cell table:style-name="Tabel1.A1" office:value-type="string">
            <text:p text:style-name="P6">Prijs</text:p>
          </table:table-cell>
          <table:table-cell table:style-name="Tabel1.A1" office:value-type="string">
            <text:p text:style-name="P6">Korting %</text:p>
          </table:table-cell>
          <table:table-cell table:style-name="Tabel1.A1" office:value-type="string">
            <text:p text:style-name="P6">Artikel</text:p>
          </table:table-cell>
          <table:table-cell table:style-name="Tabel1.A1" office:value-type="string">
            <text:p text:style-name="P6">Bedrag</text:p>
          </table:table-cell>
          <table:table-cell table:style-name="Tabel1.F1" office:value-type="string">
            <text:p text:style-name="P6">BTW %</text:p>
          </table:table-cell>
        </table:table-row>
        <table:table-row>
          <table:table-cell table:style-name="Tabel1.A2" office:value-type="string">
            <text:p text:style-name="P6">1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el1.A2" office:value-type="string">
            <text:p text:style-name="P6">150,00</text:p>
            <text:p text:style-name="P6"/>
            <text:p text:style-name="P6"/>
          </table:table-cell>
          <table:table-cell table:style-name="Tabel1.A2" office:value-type="string">
            <text:p text:style-name="P6"/>
          </table:table-cell>
          <table:table-cell table:style-name="Tabel1.A2" office:value-type="string">
            <text:p text:style-name="P5">bas-reliëf</text:p>
          </table:table-cell>
          <table:table-cell table:style-name="Tabel1.A2" office:value-type="string">
            <text:p text:style-name="P6">150,00</text:p>
            <text:p text:style-name="P6"/>
            <text:p text:style-name="P6"/>
          </table:table-cell>
          <table:table-cell table:style-name="Tabel1.F2" office:value-type="percentage" office:value="0.06">
            <text:p text:style-name="P5">6,00%</text:p>
          </table:table-cell>
        </table:table-row>
        <table:table-row>
          <table:table-cell table:style-name="Tabel1.A3" office:value-type="string">
            <text:p text:style-name="P6"/>
          </table:table-cell>
          <table:table-cell table:style-name="Tabel1.A3" office:value-type="string">
            <text:p text:style-name="P6"/>
          </table:table-cell>
          <table:table-cell table:style-name="Tabel1.A3" office:value-type="string">
            <text:p text:style-name="P6"/>
          </table:table-cell>
          <table:table-cell table:style-name="Tabel1.A3" office:value-type="string">
            <text:p text:style-name="P5"/>
          </table:table-cell>
          <table:table-cell table:style-name="Tabel1.A3" office:value-type="string">
            <text:p text:style-name="P4">Subtotaal</text:p>
          </table:table-cell>
          <table:table-cell table:style-name="Tabel1.F3" office:value-type="currency" office:currency="EUR" office:value="150">
            <text:p text:style-name="P4">150,00 €</text:p>
          </table:table-cell>
        </table:table-row>
        <table:table-row>
          <table:table-cell table:style-name="Tabel1.A3" office:value-type="string">
            <text:p text:style-name="P6"/>
          </table:table-cell>
          <table:table-cell table:style-name="Tabel1.A3" office:value-type="string">
            <text:p text:style-name="P6"/>
          </table:table-cell>
          <table:table-cell table:style-name="Tabel1.A3" office:value-type="string">
            <text:p text:style-name="P6"/>
          </table:table-cell>
          <table:table-cell table:style-name="Tabel1.A3" office:value-type="string">
            <text:p text:style-name="P5"/>
          </table:table-cell>
          <table:table-cell table:style-name="Tabel1.A3" office:value-type="string">
            <text:p text:style-name="P4">BTW</text:p>
          </table:table-cell>
          <table:table-cell table:style-name="Tabel1.F3" office:value-type="currency" office:currency="EUR" office:value="9">
            <text:p text:style-name="P4">9,00 €</text:p>
          </table:table-cell>
        </table:table-row>
        <table:table-row>
          <table:table-cell table:style-name="Tabel1.A3" office:value-type="string">
            <text:p text:style-name="P6"/>
          </table:table-cell>
          <table:table-cell table:style-name="Tabel1.A3" office:value-type="string">
            <text:p text:style-name="P6"/>
          </table:table-cell>
          <table:table-cell table:style-name="Tabel1.A3" office:value-type="string">
            <text:p text:style-name="P6"/>
          </table:table-cell>
          <table:table-cell table:style-name="Tabel1.A3" office:value-type="string">
            <text:p text:style-name="P5"/>
          </table:table-cell>
          <table:table-cell table:style-name="Tabel1.A3" office:value-type="string">
            <text:p text:style-name="P4">Totaal</text:p>
          </table:table-cell>
          <table:table-cell table:style-name="Tabel1.F3" office:value-type="currency" office:currency="EUR" office:value="159">
            <text:p text:style-name="P4">159,00 €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elieve het bedrag inclusief BTW binnen 30 dagen te voldoen op het bovenstaande rekeningnummer, onder vermelding van het factuurnumm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02T11:14:10.35</meta:creation-date>
    <dc:date>2016-10-18T19:36:56.15</dc:date>
    <meta:editing-duration>PT19M27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1" meta:paragraph-count="29" meta:word-count="67" meta:character-count="427"/>
  </office:meta>
</office:document-meta>
</file>